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300000179A86B1010.png" manifest:media-type="image/png"/>
  <manifest:file-entry manifest:full-path="Pictures/10000001000004230000017C280C9AAE.png" manifest:media-type="image/png"/>
  <manifest:file-entry manifest:full-path="Pictures/1000000100000420000001732EB5C1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816cm" svg:x="1cm" svg:y="1cm">
          <draw:image xlink:href="Pictures/10000001000004230000017C280C9AA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674cm" svg:x="1cm" svg:y="7.75cm">
          <draw:image xlink:href="Pictures/1000000100000420000001732EB5C19D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762cm" svg:x="1cm" svg:y="14.488cm">
          <draw:image xlink:href="Pictures/100000010000042300000179A86B101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4T01:37:54.983000000</meta:creation-date>
    <dc:date>2024-04-14T01:41:12.298000000</dc:date>
    <meta:editing-duration>PT3M17S</meta:editing-duration>
    <meta:editing-cycles>1</meta:editing-cycles>
    <meta:generator>LibreOffice/24.2.2.2$Windows_X86_64 LibreOffice_project/d56cc158d8a96260b836f100ef4b4ef25d6f1a01</meta:generator>
    <meta:document-statistic meta:object-count="3"/>
  </office:meta>
</office:document-meta>
</file>